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onitor lizard</text:p>
          </table:table-cell>
          <table:table-cell office:value-type="float" office:value="8671" calcext:value-type="float">
            <text:p>86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rash helme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hopping cart</text:p>
          </table:table-cell>
          <table:table-cell office:value-type="float" office:value="23297" calcext:value-type="float">
            <text:p>232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nak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ater snake 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ass snake</text:p>
          </table:table-cell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ight snake 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ing snake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rter snake</text:p>
          </table:table-cell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ing neck snake</text:p>
          </table:table-cell>
          <table:table-cell office:value-type="float" office:value="8852" calcext:value-type="float">
            <text:p>8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ine snake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under snake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ndviper snake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un 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chine gun </text:p>
          </table:table-cell>
          <table:table-cell office:value-type="float" office:value="20346" calcext:value-type="float">
            <text:p>203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istol </text:p>
          </table:table-cell>
          <table:table-cell office:value-type="float" office:value="22597" calcext:value-type="float">
            <text:p>225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4:10:15.197726467</meta:creation-date>
    <dc:date>2019-07-06T14:44:40.183029368</dc:date>
    <meta:editing-duration>PT13M8S</meta:editing-duration>
    <meta:editing-cycles>4</meta:editing-cycles>
    <meta:generator>LibreOffice/6.0.7.3$Linux_X86_64 LibreOffice_project/00m0$Build-3</meta:generator>
    <meta:document-statistic meta:table-count="1" meta:cell-count="47" meta:object-count="0"/>
  </office:meta>
</office:document-meta>
</file>